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784.37pt" svg:y="167.92pt">
            <loext:p draw:notify-on-update-of-ranges="Sheet1.A1:Sheet1.A1 Sheet1.A2:Sheet1.A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6.45pt" svg:y="311.53pt">
            <loext:p draw:notify-on-update-of-ranges="Sheet1.B1:Sheet1.B1 Sheet1.B2:Sheet1.B2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62.77pt" svg:y="13.38pt">
            <loext:p draw:notify-on-update-of-ranges="Sheet1.C1:Sheet1.C1 Sheet1.C2:Sheet1.C2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545.9pt" svg:y="34.47pt">
            <loext:p draw:notify-on-update-of-ranges="Sheet1.U1:Sheet1.U1 Sheet1.U2:Sheet1.U2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531.84pt" svg:y="310.79pt">
            <loext:p draw:notify-on-update-of-ranges="Sheet1.V1:Sheet1.V1 Sheet1.V2:Sheet1.V2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2028.98pt" svg:y="157.18pt">
            <loext:p draw:notify-on-update-of-ranges="Sheet1.W1:Sheet1.W1 Sheet1.W2:Sheet1.W2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Blue 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Red </text:p>
          </table:table-cell>
          <table:table-cell table:number-columns-repeated="17"/>
          <table:table-cell office:value-type="string" calcext:value-type="string">
            <text:p>Blue 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Red </text:p>
          </table:table-cell>
          <table:table-cell table:number-columns-repeated="16"/>
          <table:table-cell office:value-type="string" calcext:value-type="string">
            <text:p>Blue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  <table:table-cell table:number-columns-repeated="17"/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office:value-type="float" office:value="215" calcext:value-type="float">
            <text:p>215</text:p>
          </table:table-cell>
          <table:table-cell table:number-columns-repeated="16"/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97" calcext:value-type="float">
            <text:p>197</text:p>
          </table:table-cell>
          <table:table-cell table:number-columns-repeated="17"/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17" calcext:value-type="float">
            <text:p>117</text:p>
          </table:table-cell>
          <table:table-cell table:number-columns-repeated="16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1" calcext:value-type="float">
            <text:p>241</text:p>
          </table:table-cell>
          <table:table-cell office:value-type="float" office:value="121" calcext:value-type="float">
            <text:p>121</text:p>
          </table:table-cell>
          <table:table-cell table:number-columns-repeated="17"/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float" office:value="252" calcext:value-type="float">
            <text:p>252</text:p>
          </table:table-cell>
          <table:table-cell table:number-columns-repeated="16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251" calcext:value-type="float">
            <text:p>251</text:p>
          </table:table-cell>
          <table:table-cell table:number-columns-repeated="17"/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table:number-columns-repeated="16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1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7"/>
          <table:table-cell office:value-type="float" office:value="139" calcext:value-type="float">
            <text:p>139</text:p>
          </table:table-cell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table:number-columns-repeated="16"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  <table:table-cell table:number-columns-repeated="17"/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254" calcext:value-type="float">
            <text:p>254</text:p>
          </table:table-cell>
          <table:table-cell table:number-columns-repeated="16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2" calcext:value-type="float">
            <text:p>232</text:p>
          </table:table-cell>
          <table:table-cell office:value-type="float" office:value="119" calcext:value-type="float">
            <text:p>119</text:p>
          </table:table-cell>
          <table:table-cell table:number-columns-repeated="17"/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float" office:value="188" calcext:value-type="float">
            <text:p>188</text:p>
          </table:table-cell>
          <table:table-cell table:number-columns-repeated="16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table:number-columns-repeated="17"/>
          <table:table-cell office:value-type="float" office:value="69" calcext:value-type="float">
            <text:p>69</text:p>
          </table:table-cell>
          <table:table-cell office:value-type="float" office:value="142" calcext:value-type="float">
            <text:p>142</text:p>
          </table:table-cell>
          <table:table-cell office:value-type="float" office:value="185" calcext:value-type="float">
            <text:p>185</text:p>
          </table:table-cell>
          <table:table-cell table:number-columns-repeated="16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table:number-columns-repeated="17"/>
          <table:table-cell office:value-type="float" office:value="68" calcext:value-type="float">
            <text:p>68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table:number-columns-repeated="16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17"/>
          <table:table-cell office:value-type="float" office:value="218" calcext:value-type="float">
            <text:p>218</text:p>
          </table:table-cell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table:number-columns-repeated="16"/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8" calcext:value-type="float">
            <text:p>208</text:p>
          </table:table-cell>
          <table:table-cell office:value-type="float" office:value="18" calcext:value-type="float">
            <text:p>18</text:p>
          </table:table-cell>
          <table:table-cell table:number-columns-repeated="17"/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38" calcext:value-type="float">
            <text:p>238</text:p>
          </table:table-cell>
          <table:table-cell table:number-columns-repeated="16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202" calcext:value-type="float">
            <text:p>202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16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 office:value-type="float" office:value="213" calcext:value-type="float">
            <text:p>213</text:p>
          </table:table-cell>
          <table:table-cell table:number-columns-repeated="17"/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143" calcext:value-type="float">
            <text:p>143</text:p>
          </table:table-cell>
          <table:table-cell table:number-columns-repeated="1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table:number-columns-repeated="17"/>
          <table:table-cell office:value-type="float" office:value="16" calcext:value-type="float">
            <text:p>16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253" calcext:value-type="float">
            <text:p>253</text:p>
          </table:table-cell>
          <table:table-cell table:number-columns-repeated="17"/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226" calcext:value-type="float">
            <text:p>226</text:p>
          </table:table-cell>
          <table:table-cell table:number-columns-repeated="1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table:number-columns-repeated="17"/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6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number-columns-repeated="17"/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table:number-columns-repeated="16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17"/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table:number-columns-repeated="16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number-columns-repeated="17"/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table:number-columns-repeated="16"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number-columns-repeated="17"/>
          <table:table-cell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office:value-type="float" office:value="223" calcext:value-type="float">
            <text:p>223</text:p>
          </table:table-cell>
          <table:table-cell table:number-columns-repeated="1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17"/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196" calcext:value-type="float">
            <text:p>196</text:p>
          </table:table-cell>
          <table:table-cell table:number-columns-repeated="16"/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table:number-columns-repeated="16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17"/>
          <table:table-cell office:value-type="float" office:value="222" calcext:value-type="float">
            <text:p>222</text:p>
          </table:table-cell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table:number-columns-repeated="16"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246" calcext:value-type="float">
            <text:p>246</text:p>
          </table:table-cell>
          <table:table-cell table:number-columns-repeated="17"/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" calcext:value-type="float">
            <text:p>53</text:p>
          </table:table-cell>
          <table:table-cell office:value-type="float" office:value="253" calcext:value-type="float">
            <text:p>253</text:p>
          </table:table-cell>
          <table:table-cell table:number-columns-repeated="17"/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218" calcext:value-type="float">
            <text:p>218</text:p>
          </table:table-cell>
          <table:table-cell table:number-columns-repeated="16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table:number-columns-repeated="17"/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212" calcext:value-type="float">
            <text:p>212</text:p>
          </table:table-cell>
          <table:table-cell table:number-columns-repeated="16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table:number-columns-repeated="16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number-columns-repeated="17"/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table:number-columns-repeated="16"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8" calcext:value-type="float">
            <text:p>128</text:p>
          </table:table-cell>
          <table:table-cell office:value-type="float" office:value="165" calcext:value-type="float">
            <text:p>165</text:p>
          </table:table-cell>
          <table:table-cell table:number-columns-repeated="17"/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223" calcext:value-type="float">
            <text:p>223</text:p>
          </table:table-cell>
          <table:table-cell table:number-columns-repeated="16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table:number-columns-repeated="17"/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table:number-columns-repeated="1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7" calcext:value-type="float">
            <text:p>157</text:p>
          </table:table-cell>
          <table:table-cell office:value-type="float" office:value="105" calcext:value-type="float">
            <text:p>105</text:p>
          </table:table-cell>
          <table:table-cell table:number-columns-repeated="17"/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table:number-columns-repeated="17"/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table:number-columns-repeated="16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office:value-type="float" office:value="84" calcext:value-type="float">
            <text:p>84</text:p>
          </table:table-cell>
          <table:table-cell table:number-columns-repeated="17"/>
          <table:table-cell office:value-type="float" office:value="254" calcext:value-type="float">
            <text:p>254</text:p>
          </table:table-cell>
          <table:table-cell office:value-type="float" office:value="78" calcext:value-type="float">
            <text:p>78</text:p>
          </table:table-cell>
          <table:table-cell office:value-type="float" office:value="241" calcext:value-type="float">
            <text:p>241</text:p>
          </table:table-cell>
          <table:table-cell table:number-columns-repeated="16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table:number-columns-repeated="17"/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table:number-columns-repeated="16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225" calcext:value-type="float">
            <text:p>225</text:p>
          </table:table-cell>
          <table:table-cell table:number-columns-repeated="17"/>
          <table:table-cell office:value-type="float" office:value="196" calcext:value-type="float">
            <text:p>196</text:p>
          </table:table-cell>
          <table:table-cell office:value-type="float" office:value="248" calcext:value-type="float">
            <text:p>248</text:p>
          </table:table-cell>
          <table:table-cell office:value-type="float" office:value="85" calcext:value-type="float">
            <text:p>85</text:p>
          </table:table-cell>
          <table:table-cell table:number-columns-repeated="16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number-columns-repeated="16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number-columns-repeated="16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table:number-columns-repeated="17"/>
          <table:table-cell office:value-type="float" office:value="116" calcext:value-type="float">
            <text:p>116</text:p>
          </table:table-cell>
          <table:table-cell office:value-type="float" office:value="235" calcext:value-type="float">
            <text:p>235</text:p>
          </table:table-cell>
          <table:table-cell office:value-type="float" office:value="146" calcext:value-type="float">
            <text:p>146</text:p>
          </table:table-cell>
          <table:table-cell table:number-columns-repeated="16"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199" calcext:value-type="float">
            <text:p>199</text:p>
          </table:table-cell>
          <table:table-cell table:number-columns-repeated="16"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number-columns-repeated="17"/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44" calcext:value-type="float">
            <text:p>144</text:p>
          </table:table-cell>
          <table:table-cell table:number-columns-repeated="16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16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number-columns-repeated="17"/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table:number-columns-repeated="16"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1" calcext:value-type="float">
            <text:p>91</text:p>
          </table:table-cell>
          <table:table-cell office:value-type="float" office:value="212" calcext:value-type="float">
            <text:p>212</text:p>
          </table:table-cell>
          <table:table-cell table:number-columns-repeated="17"/>
          <table:table-cell office:value-type="float" office:value="247" calcext:value-type="float">
            <text:p>247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table:number-columns-repeated="16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table:number-columns-repeated="16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54" calcext:value-type="float">
            <text:p>254</text:p>
          </table:table-cell>
          <table:table-cell table:number-columns-repeated="17"/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table:number-columns-repeated="1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table:number-columns-repeated="17"/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16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186" calcext:value-type="float">
            <text:p>186</text:p>
          </table:table-cell>
          <table:table-cell table:number-columns-repeated="17"/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table:number-columns-repeated="1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number-columns-repeated="17"/>
          <table:table-cell office:value-type="float" office:value="194" calcext:value-type="float">
            <text:p>194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number-columns-repeated="16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1" calcext:value-type="float">
            <text:p>231</text:p>
          </table:table-cell>
          <table:table-cell office:value-type="float" office:value="188" calcext:value-type="float">
            <text:p>188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188" calcext:value-type="float">
            <text:p>188</text:p>
          </table:table-cell>
          <table:table-cell table:number-columns-repeated="17"/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  <table:table-cell office:value-type="float" office:value="181" calcext:value-type="float">
            <text:p>181</text:p>
          </table:table-cell>
          <table:table-cell table:number-columns-repeated="16"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162" calcext:value-type="float">
            <text:p>162</text:p>
          </table:table-cell>
          <table:table-cell table:number-columns-repeated="17"/>
          <table:table-cell office:value-type="float" office:value="136" calcext:value-type="float">
            <text:p>136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table:number-columns-repeated="16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table:number-columns-repeated="17"/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118" calcext:value-type="float">
            <text:p>118</text:p>
          </table:table-cell>
          <table:table-cell table:number-columns-repeated="16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table:number-columns-repeated="17"/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table:number-columns-repeated="17"/>
          <table:table-cell office:value-type="float" office:value="147" calcext:value-type="float">
            <text:p>147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number-columns-repeated="16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147" calcext:value-type="float">
            <text:p>147</text:p>
          </table:table-cell>
          <table:table-cell table:number-columns-repeated="17"/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table:number-columns-repeated="16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table:number-columns-repeated="17"/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16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table:number-columns-repeated="17"/>
          <table:table-cell office:value-type="float" office:value="157" calcext:value-type="float">
            <text:p>157</text:p>
          </table:table-cell>
          <table:table-cell office:value-type="float" office:value="58" calcext:value-type="float">
            <text:p>58</text:p>
          </table:table-cell>
          <table:table-cell office:value-type="float" office:value="255" calcext:value-type="float">
            <text:p>255</text:p>
          </table:table-cell>
          <table:table-cell table:number-columns-repeated="16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table:number-columns-repeated="17"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16"/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number-columns-repeated="16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table:number-columns-repeated="17"/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table:number-columns-repeated="16"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7"/>
          <table:table-cell office:value-type="float" office:value="60" calcext:value-type="float">
            <text:p>60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table:number-columns-repeated="16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table:number-columns-repeated="16"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table:number-columns-repeated="17"/>
          <table:table-cell office:value-type="float" office:value="34" calcext:value-type="float">
            <text:p>3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table:number-columns-repeated="16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9" calcext:value-type="float">
            <text:p>229</text:p>
          </table:table-cell>
          <table:table-cell office:value-type="float" office:value="141" calcext:value-type="float">
            <text:p>141</text:p>
          </table:table-cell>
          <table:table-cell table:number-columns-repeated="17"/>
          <table:table-cell office:value-type="float" office:value="232" calcext:value-type="float">
            <text:p>232</text:p>
          </table:table-cell>
          <table:table-cell office:value-type="float" office:value="63" calcext:value-type="float">
            <text:p>63</text:p>
          </table:table-cell>
          <table:table-cell office:value-type="float" office:value="134" calcext:value-type="float">
            <text:p>134</text:p>
          </table:table-cell>
          <table:table-cell table:number-columns-repeated="16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17"/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7" calcext:value-type="float">
            <text:p>27</text:p>
          </table:table-cell>
          <table:table-cell table:number-columns-repeated="16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table:number-columns-repeated="17"/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16"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 table:number-columns-repeated="16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7"/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table:number-columns-repeated="17"/>
          <table:table-cell office:value-type="float" office:value="40" calcext:value-type="float">
            <text:p>40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table:number-columns-repeated="16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9" calcext:value-type="float">
            <text:p>239</text:p>
          </table:table-cell>
          <table:table-cell office:value-type="float" office:value="31" calcext:value-type="float">
            <text:p>31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 table:number-columns-repeated="17"/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table:number-columns-repeated="16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4" calcext:value-type="float">
            <text:p>234</text:p>
          </table:table-cell>
          <table:table-cell office:value-type="float" office:value="177" calcext:value-type="float">
            <text:p>177</text:p>
          </table:table-cell>
          <table:table-cell table:number-columns-repeated="17"/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208" calcext:value-type="float">
            <text:p>208</text:p>
          </table:table-cell>
          <table:table-cell table:number-columns-repeated="16"/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43" calcext:value-type="float">
            <text:p>24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6" calcext:value-type="float">
            <text:p>186</text:p>
          </table:table-cell>
          <table:table-cell table:number-columns-repeated="16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238" calcext:value-type="float">
            <text:p>238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204" calcext:value-type="float">
            <text:p>204</text:p>
          </table:table-cell>
          <table:table-cell table:number-columns-repeated="16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table:number-columns-repeated="17"/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table:number-columns-repeated="16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float" office:value="15" calcext:value-type="float">
            <text:p>15</text:p>
          </table:table-cell>
          <table:table-cell table:number-columns-repeated="17"/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office:value-type="float" office:value="245" calcext:value-type="float">
            <text:p>245</text:p>
          </table:table-cell>
          <table:table-cell table:number-columns-repeated="16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202" calcext:value-type="float">
            <text:p>202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97" calcext:value-type="float">
            <text:p>97</text:p>
          </table:table-cell>
          <table:table-cell table:number-columns-repeated="1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6" calcext:value-type="float">
            <text:p>226</text:p>
          </table:table-cell>
          <table:table-cell office:value-type="float" office:value="70" calcext:value-type="float">
            <text:p>70</text:p>
          </table:table-cell>
          <table:table-cell table:number-columns-repeated="17"/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158" calcext:value-type="float">
            <text:p>158</text:p>
          </table:table-cell>
          <table:table-cell table:number-columns-repeated="16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195" calcext:value-type="float">
            <text:p>195</text:p>
          </table:table-cell>
          <table:table-cell table:number-columns-repeated="17"/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table:number-columns-repeated="16"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106" calcext:value-type="float">
            <text:p>106</text:p>
          </table:table-cell>
          <table:table-cell table:number-columns-repeated="17"/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5" calcext:value-type="float">
            <text:p>205</text:p>
          </table:table-cell>
          <table:table-cell table:number-columns-repeated="16"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3" calcext:value-type="float">
            <text:p>143</text:p>
          </table:table-cell>
          <table:table-cell office:value-type="float" office:value="59" calcext:value-type="float">
            <text:p>59</text:p>
          </table:table-cell>
          <table:table-cell table:number-columns-repeated="17"/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table:number-columns-repeated="16"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table:number-columns-repeated="17"/>
          <table:table-cell office:value-type="float" office:value="243" calcext:value-type="float">
            <text:p>243</text:p>
          </table:table-cell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table:number-columns-repeated="16"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16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table:number-columns-repeated="17"/>
          <table:table-cell office:value-type="float" office:value="239" calcext:value-type="float">
            <text:p>23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table:number-columns-repeated="16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230" calcext:value-type="float">
            <text:p>230</text:p>
          </table:table-cell>
          <table:table-cell table:number-columns-repeated="17"/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table:number-columns-repeated="1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184" calcext:value-type="float">
            <text:p>184</text:p>
          </table:table-cell>
          <table:table-cell table:number-columns-repeated="17"/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table:number-columns-repeated="16"/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table:number-columns-repeated="16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63" calcext:value-type="float">
            <text:p>163</text:p>
          </table:table-cell>
          <table:table-cell table:number-columns-repeated="17"/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table:number-columns-repeated="16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table:number-columns-repeated="17"/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number-columns-repeated="16"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11" calcext:value-type="float">
            <text:p>211</text:p>
          </table:table-cell>
          <table:table-cell table:number-columns-repeated="17"/>
          <table:table-cell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table:number-columns-repeated="16"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0" calcext:value-type="float">
            <text:p>50</text:p>
          </table:table-cell>
          <table:table-cell office:value-type="float" office:value="221" calcext:value-type="float">
            <text:p>221</text:p>
          </table:table-cell>
          <table:table-cell table:number-columns-repeated="17"/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table:number-columns-repeated="16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" calcext:value-type="float">
            <text:p>23</text:p>
          </table:table-cell>
          <table:table-cell office:value-type="float" office:value="206" calcext:value-type="float">
            <text:p>206</text:p>
          </table:table-cell>
          <table:table-cell table:number-columns-repeated="17"/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table:number-columns-repeated="1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17"/>
          <table:table-cell office:value-type="float" office:value="217" calcext:value-type="float">
            <text:p>217</text:p>
          </table:table-cell>
          <table:table-cell office:value-type="float" office:value="162" calcext:value-type="float">
            <text:p>162</text:p>
          </table:table-cell>
          <table:table-cell office:value-type="float" office:value="89" calcext:value-type="float">
            <text:p>89</text:p>
          </table:table-cell>
          <table:table-cell table:number-columns-repeated="1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9" calcext:value-type="float">
            <text:p>79</text:p>
          </table:table-cell>
          <table:table-cell office:value-type="float" office:value="140" calcext:value-type="float">
            <text:p>140</text:p>
          </table:table-cell>
          <table:table-cell table:number-columns-repeated="17"/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table:number-columns-repeated="16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17"/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number-columns-repeated="16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table:number-columns-repeated="17"/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16"/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236" calcext:value-type="float">
            <text:p>236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number-columns-repeated="16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233" calcext:value-type="float">
            <text:p>233</text:p>
          </table:table-cell>
          <table:table-cell table:number-columns-repeated="17"/>
          <table:table-cell office:value-type="float" office:value="249" calcext:value-type="float">
            <text:p>249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16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244" calcext:value-type="float">
            <text:p>244</text:p>
          </table:table-cell>
          <table:table-cell table:number-columns-repeated="17"/>
          <table:table-cell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table:number-columns-repeated="16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table:number-columns-repeated="17"/>
          <table:table-cell office:value-type="float" office:value="138" calcext:value-type="float">
            <text:p>138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table:number-columns-repeated="16"/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table:number-columns-repeated="17"/>
          <table:table-cell office:value-type="float" office:value="42" calcext:value-type="float">
            <text:p>42</text:p>
          </table:table-cell>
          <table:table-cell office:value-type="float" office:value="174" calcext:value-type="float">
            <text:p>174</text:p>
          </table:table-cell>
          <table:table-cell office:value-type="float" office:value="97" calcext:value-type="float">
            <text:p>97</text:p>
          </table:table-cell>
          <table:table-cell table:number-columns-repeated="16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205" calcext:value-type="float">
            <text:p>205</text:p>
          </table:table-cell>
          <table:table-cell office:value-type="float" office:value="179" calcext:value-type="float">
            <text:p>179</text:p>
          </table:table-cell>
          <table:table-cell table:number-columns-repeated="16"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161" calcext:value-type="float">
            <text:p>161</text:p>
          </table:table-cell>
          <table:table-cell table:number-columns-repeated="17"/>
          <table:table-cell office:value-type="float" office:value="53" calcext:value-type="float">
            <text:p>53</text:p>
          </table:table-cell>
          <table:table-cell office:value-type="float" office:value="183" calcext:value-type="float">
            <text:p>183</text:p>
          </table:table-cell>
          <table:table-cell office:value-type="float" office:value="250" calcext:value-type="float">
            <text:p>250</text:p>
          </table:table-cell>
          <table:table-cell table:number-columns-repeated="16"/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number-columns-repeated="17"/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table:number-columns-repeated="16"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17"/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table:number-columns-repeated="16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  <table:table-cell table:number-columns-repeated="17"/>
          <table:table-cell office:value-type="float" office:value="104" calcext:value-type="float">
            <text:p>104</text:p>
          </table:table-cell>
          <table:table-cell office:value-type="float" office:value="232" calcext:value-type="float">
            <text:p>232</text:p>
          </table:table-cell>
          <table:table-cell office:value-type="float" office:value="244" calcext:value-type="float">
            <text:p>244</text:p>
          </table:table-cell>
          <table:table-cell table:number-columns-repeated="16"/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number-columns-repeated="17"/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16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18" calcext:value-type="float">
            <text:p>218</text:p>
          </table:table-cell>
          <table:table-cell office:value-type="float" office:value="242" calcext:value-type="float">
            <text:p>242</text:p>
          </table:table-cell>
          <table:table-cell office:value-type="float" office:value="60" calcext:value-type="float">
            <text:p>60</text:p>
          </table:table-cell>
          <table:table-cell table:number-columns-repeated="16"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0" calcext:value-type="float">
            <text:p>250</text:p>
          </table:table-cell>
          <table:table-cell table:number-columns-repeated="17"/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number-columns-repeated="16"/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  <table:table-cell table:number-columns-repeated="17"/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number-columns-repeated="16"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table:number-columns-repeated="17"/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73" calcext:value-type="float">
            <text:p>73</text:p>
          </table:table-cell>
          <table:table-cell table:number-columns-repeated="16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209" calcext:value-type="float">
            <text:p>209</text:p>
          </table:table-cell>
          <table:table-cell table:number-columns-repeated="17"/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table:number-columns-repeated="16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table:number-columns-repeated="17"/>
          <table:table-cell office:value-type="float" office:value="149" calcext:value-type="float">
            <text:p>149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table:number-columns-repeated="16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16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table:number-columns-repeated="17"/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16"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table:number-columns-repeated="17"/>
          <table:table-cell office:value-type="float" office:value="122" calcext:value-type="float">
            <text:p>122</text:p>
          </table:table-cell>
          <table:table-cell office:value-type="float" office:value="242" calcext:value-type="float">
            <text:p>242</text:p>
          </table:table-cell>
          <table:table-cell office:value-type="float" office:value="78" calcext:value-type="float">
            <text:p>78</text:p>
          </table:table-cell>
          <table:table-cell table:number-columns-repeated="16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table:number-columns-repeated="17"/>
          <table:table-cell office:value-type="float" office:value="148" calcext:value-type="float">
            <text:p>148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number-columns-repeated="16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217" calcext:value-type="float">
            <text:p>217</text:p>
          </table:table-cell>
          <table:table-cell table:number-columns-repeated="17"/>
          <table:table-cell office:value-type="float" office:value="204" calcext:value-type="float">
            <text:p>204</text:p>
          </table:table-cell>
          <table:table-cell office:value-type="float" office:value="221" calcext:value-type="float">
            <text:p>221</text:p>
          </table:table-cell>
          <table:table-cell office:value-type="float" office:value="149" calcext:value-type="float">
            <text:p>149</text:p>
          </table:table-cell>
          <table:table-cell table:number-columns-repeated="16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8" calcext:value-type="float">
            <text:p>198</text:p>
          </table:table-cell>
          <table:table-cell office:value-type="float" office:value="179" calcext:value-type="float">
            <text:p>179</text:p>
          </table:table-cell>
          <table:table-cell table:number-columns-repeated="17"/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16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table:number-columns-repeated="17"/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169" calcext:value-type="float">
            <text:p>169</text:p>
          </table:table-cell>
          <table:table-cell table:number-columns-repeated="16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table:number-columns-repeated="17"/>
          <table:table-cell office:value-type="float" office:value="63" calcext:value-type="float">
            <text:p>63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table:number-columns-repeated="16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17"/>
          <table:table-cell office:value-type="float" office:value="151" calcext:value-type="float">
            <text:p>151</text:p>
          </table:table-cell>
          <table:table-cell office:value-type="float" office:value="185" calcext:value-type="float">
            <text:p>185</text:p>
          </table:table-cell>
          <table:table-cell office:value-type="float" office:value="236" calcext:value-type="float">
            <text:p>236</text:p>
          </table:table-cell>
          <table:table-cell table:number-columns-repeated="16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17"/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17"/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table:number-columns-repeated="16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table:number-columns-repeated="17"/>
          <table:table-cell office:value-type="float" office:value="222" calcext:value-type="float">
            <text:p>222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table:number-columns-repeated="16"/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table:number-columns-repeated="17"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6"/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17"/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110" calcext:value-type="float">
            <text:p>110</text:p>
          </table:table-cell>
          <table:table-cell office:value-type="float" office:value="207" calcext:value-type="float">
            <text:p>207</text:p>
          </table:table-cell>
          <table:table-cell office:value-type="float" office:value="82" calcext:value-type="float">
            <text:p>82</text:p>
          </table:table-cell>
          <table:table-cell table:number-columns-repeated="16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7"/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230" calcext:value-type="float">
            <text:p>230</text:p>
          </table:table-cell>
          <table:table-cell table:number-columns-repeated="17"/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table:number-columns-repeated="16"/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227" calcext:value-type="float">
            <text:p>227</text:p>
          </table:table-cell>
          <table:table-cell table:number-columns-repeated="17"/>
          <table:table-cell office:value-type="float" office:value="169" calcext:value-type="float">
            <text:p>16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47" calcext:value-type="float">
            <text:p>247</text:p>
          </table:table-cell>
          <table:table-cell table:number-columns-repeated="17"/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table:number-columns-repeated="16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table:number-columns-repeated="17"/>
          <table:table-cell office:value-type="float" office:value="213" calcext:value-type="float">
            <text:p>213</text:p>
          </table:table-cell>
          <table:table-cell office:value-type="float" office:value="128" calcext:value-type="float">
            <text:p>128</text:p>
          </table:table-cell>
          <table:table-cell office:value-type="float" office:value="207" calcext:value-type="float">
            <text:p>207</text:p>
          </table:table-cell>
          <table:table-cell table:number-columns-repeated="16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table:number-columns-repeated="17"/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table:number-columns-repeated="16"/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17"/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 table:number-columns-repeated="16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  <table:table-cell table:number-columns-repeated="17"/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table:number-columns-repeated="17"/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number-columns-repeated="16"/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41" calcext:value-type="float">
            <text:p>41</text:p>
          </table:table-cell>
          <table:table-cell table:number-columns-repeated="17"/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239" calcext:value-type="float">
            <text:p>239</text:p>
          </table:table-cell>
          <table:table-cell table:number-columns-repeated="16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table:number-columns-repeated="17"/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table:number-columns-repeated="16"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  <table:table-cell table:number-columns-repeated="16"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number-columns-repeated="16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office:value-type="float" office:value="67" calcext:value-type="float">
            <text:p>67</text:p>
          </table:table-cell>
          <table:table-cell table:number-columns-repeated="17"/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16"/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table:number-columns-repeated="17"/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table:number-columns-repeated="16"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table:number-columns-repeated="16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7"/>
          <table:table-cell office:value-type="float" office:value="208" calcext:value-type="float">
            <text:p>208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17"/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  <table:table-cell office:value-type="float" office:value="110" calcext:value-type="float">
            <text:p>110</text:p>
          </table:table-cell>
          <table:table-cell table:number-columns-repeated="16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  <table:table-cell table:number-columns-repeated="17"/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206" calcext:value-type="float">
            <text:p>206</text:p>
          </table:table-cell>
          <table:table-cell table:number-columns-repeated="16"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number-columns-repeated="17"/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table:number-columns-repeated="16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17"/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table:number-columns-repeated="16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number-columns-repeated="17"/>
          <table:table-cell office:value-type="float" office:value="67" calcext:value-type="float">
            <text:p>67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table:number-columns-repeated="16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17"/>
          <table:table-cell office:value-type="float" office:value="199" calcext:value-type="float">
            <text:p>199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17"/>
          <table:table-cell office:value-type="float" office:value="116" calcext:value-type="float">
            <text:p>116</text:p>
          </table:table-cell>
          <table:table-cell office:value-type="float" office:value="237" calcext:value-type="float">
            <text:p>237</text:p>
          </table:table-cell>
          <table:table-cell office:value-type="float" office:value="49" calcext:value-type="float">
            <text:p>49</text:p>
          </table:table-cell>
          <table:table-cell table:number-columns-repeated="16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41" calcext:value-type="float">
            <text:p>241</text:p>
          </table:table-cell>
          <table:table-cell office:value-type="float" office:value="131" calcext:value-type="float">
            <text:p>131</text:p>
          </table:table-cell>
          <table:table-cell table:number-columns-repeated="17"/>
          <table:table-cell office:value-type="float" office:value="154" calcext:value-type="float">
            <text:p>154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table:number-columns-repeated="16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7"/>
          <table:table-cell office:value-type="float" office:value="230" calcext:value-type="float">
            <text:p>230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table:number-columns-repeated="16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  <table:table-cell table:number-columns-repeated="17"/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table:number-columns-repeated="16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16"/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 office:value-type="float" office:value="63" calcext:value-type="float">
            <text:p>63</text:p>
          </table:table-cell>
          <table:table-cell table:number-columns-repeated="17"/>
          <table:table-cell office:value-type="float" office:value="39" calcext:value-type="float">
            <text:p>39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table:number-columns-repeated="16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table:number-columns-repeated="16"/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number-columns-repeated="16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236" calcext:value-type="float">
            <text:p>236</text:p>
          </table:table-cell>
          <table:table-cell office:value-type="float" office:value="177" calcext:value-type="float">
            <text:p>177</text:p>
          </table:table-cell>
          <table:table-cell office:value-type="float" office:value="252" calcext:value-type="float">
            <text:p>252</text:p>
          </table:table-cell>
          <table:table-cell table:number-columns-repeated="16"/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table:number-columns-repeated="17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46" calcext:value-type="float">
            <text:p>46</text:p>
          </table:table-cell>
          <table:table-cell table:number-columns-repeated="17"/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  <table:table-cell office:value-type="float" office:value="66" calcext:value-type="float">
            <text:p>66</text:p>
          </table:table-cell>
          <table:table-cell table:number-columns-repeated="1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table:number-columns-repeated="17"/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251" calcext:value-type="float">
            <text:p>251</text:p>
          </table:table-cell>
          <table:table-cell table:number-columns-repeated="16"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table:number-columns-repeated="16"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240" calcext:value-type="float">
            <text:p>240</text:p>
          </table:table-cell>
          <table:table-cell table:number-columns-repeated="17"/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table:number-columns-repeated="1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3" calcext:value-type="float">
            <text:p>173</text:p>
          </table:table-cell>
          <table:table-cell office:value-type="float" office:value="219" calcext:value-type="float">
            <text:p>219</text:p>
          </table:table-cell>
          <table:table-cell table:number-columns-repeated="17"/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8" calcext:value-type="float">
            <text:p>198</text:p>
          </table:table-cell>
          <table:table-cell office:value-type="float" office:value="42" calcext:value-type="float">
            <text:p>42</text:p>
          </table:table-cell>
          <table:table-cell table:number-columns-repeated="17"/>
          <table:table-cell office:value-type="float" office:value="224" calcext:value-type="float">
            <text:p>224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table:number-columns-repeated="1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office:value-type="float" office:value="234" calcext:value-type="float">
            <text:p>234</text:p>
          </table:table-cell>
          <table:table-cell table:number-columns-repeated="17"/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234" calcext:value-type="float">
            <text:p>234</text:p>
          </table:table-cell>
          <table:table-cell table:number-columns-repeated="16"/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227" calcext:value-type="float">
            <text:p>227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table:number-columns-repeated="16"/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  <table:table-cell office:value-type="float" office:value="209" calcext:value-type="float">
            <text:p>209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46" calcext:value-type="float">
            <text:p>46</text:p>
          </table:table-cell>
          <table:table-cell table:number-columns-repeated="16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7"/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table:number-columns-repeated="17"/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6" calcext:value-type="float">
            <text:p>76</text:p>
          </table:table-cell>
          <table:table-cell office:value-type="float" office:value="212" calcext:value-type="float">
            <text:p>212</text:p>
          </table:table-cell>
          <table:table-cell table:number-columns-repeated="17"/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247" calcext:value-type="float">
            <text:p>247</text:p>
          </table:table-cell>
          <table:table-cell table:number-columns-repeated="16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3" calcext:value-type="float">
            <text:p>83</text:p>
          </table:table-cell>
          <table:table-cell office:value-type="float" office:value="187" calcext:value-type="float">
            <text:p>187</text:p>
          </table:table-cell>
          <table:table-cell table:number-columns-repeated="17"/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53" calcext:value-type="float">
            <text:p>253</text:p>
          </table:table-cell>
          <table:table-cell table:number-columns-repeated="16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table:number-columns-repeated="17"/>
          <table:table-cell office:value-type="float" office:value="114" calcext:value-type="float">
            <text:p>114</text:p>
          </table:table-cell>
          <table:table-cell office:value-type="float" office:value="226" calcext:value-type="float">
            <text:p>226</text:p>
          </table:table-cell>
          <table:table-cell office:value-type="float" office:value="53" calcext:value-type="float">
            <text:p>53</text:p>
          </table:table-cell>
          <table:table-cell table:number-columns-repeated="16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table:number-columns-repeated="16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table:number-columns-repeated="17"/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table:number-columns-repeated="16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table:number-columns-repeated="17"/>
          <table:table-cell office:value-type="float" office:value="170" calcext:value-type="float">
            <text:p>170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table:number-columns-repeated="16"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197" calcext:value-type="float">
            <text:p>197</text:p>
          </table:table-cell>
          <table:table-cell table:number-columns-repeated="17"/>
          <table:table-cell office:value-type="float" office:value="219" calcext:value-type="float">
            <text:p>219</text:p>
          </table:table-cell>
          <table:table-cell office:value-type="float" office:value="116" calcext:value-type="float">
            <text:p>116</text:p>
          </table:table-cell>
          <table:table-cell office:value-type="float" office:value="254" calcext:value-type="float">
            <text:p>254</text:p>
          </table:table-cell>
          <table:table-cell table:number-columns-repeated="16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17"/>
          <table:table-cell office:value-type="float" office:value="216" calcext:value-type="float">
            <text:p>216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table:number-columns-repeated="16"/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table:number-columns-repeated="17"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table:number-columns-repeated="16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table:number-columns-repeated="16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table:number-columns-repeated="17"/>
          <table:table-cell office:value-type="float" office:value="192" calcext:value-type="float">
            <text:p>192</text:p>
          </table:table-cell>
          <table:table-cell office:value-type="float" office:value="243" calcext:value-type="float">
            <text:p>243</text:p>
          </table:table-cell>
          <table:table-cell office:value-type="float" office:value="222" calcext:value-type="float">
            <text:p>222</text:p>
          </table:table-cell>
          <table:table-cell table:number-columns-repeated="16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table:number-columns-repeated="17"/>
          <table:table-cell office:value-type="float" office:value="109" calcext:value-type="float">
            <text:p>109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table:number-columns-repeated="16"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  <table:table-cell table:number-columns-repeated="17"/>
          <table:table-cell office:value-type="float" office:value="49" calcext:value-type="float">
            <text:p>49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table:number-columns-repeated="16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17"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table:number-columns-repeated="16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 table:number-columns-repeated="17"/>
          <table:table-cell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  <table:table-cell table:number-columns-repeated="16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number-columns-repeated="17"/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71" calcext:value-type="float">
            <text:p>71</text:p>
          </table:table-cell>
          <table:table-cell table:number-columns-repeated="16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table:number-columns-repeated="16"/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240" calcext:value-type="float">
            <text:p>240</text:p>
          </table:table-cell>
          <table:table-cell table:number-columns-repeated="16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table:number-columns-repeated="17"/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table:number-columns-repeated="17"/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table:number-columns-repeated="16"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9" calcext:value-type="float">
            <text:p>209</text:p>
          </table:table-cell>
          <table:table-cell office:value-type="float" office:value="248" calcext:value-type="float">
            <text:p>248</text:p>
          </table:table-cell>
          <table:table-cell table:number-columns-repeated="17"/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table:number-columns-repeated="16"/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table:number-columns-repeated="17"/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16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  <table:table-cell office:value-type="float" office:value="235" calcext:value-type="float">
            <text:p>235</text:p>
          </table:table-cell>
          <table:table-cell table:number-columns-repeated="17"/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number-columns-repeated="16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table:number-columns-repeated="17"/>
          <table:table-cell office:value-type="float" office:value="232" calcext:value-type="float">
            <text:p>23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number-columns-repeated="17"/>
          <table:table-cell office:value-type="float" office:value="136" calcext:value-type="float">
            <text:p>136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table:number-columns-repeated="1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  <table:table-cell table:number-columns-repeated="17"/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float" office:value="252" calcext:value-type="float">
            <text:p>252</text:p>
          </table:table-cell>
          <table:table-cell table:number-columns-repeated="16"/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39" calcext:value-type="float">
            <text:p>239</text:p>
          </table:table-cell>
          <table:table-cell table:number-columns-repeated="17"/>
          <table:table-cell office:value-type="float" office:value="244" calcext:value-type="float">
            <text:p>244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table:number-columns-repeated="16"/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table:number-columns-repeated="17"/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238" calcext:value-type="float">
            <text:p>238</text:p>
          </table:table-cell>
          <table:table-cell table:number-columns-repeated="16"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17"/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227" calcext:value-type="float">
            <text:p>227</text:p>
          </table:table-cell>
          <table:table-cell table:number-columns-repeated="16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8" calcext:value-type="float">
            <text:p>198</text:p>
          </table:table-cell>
          <table:table-cell office:value-type="float" office:value="169" calcext:value-type="float">
            <text:p>169</text:p>
          </table:table-cell>
          <table:table-cell table:number-columns-repeated="17"/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number-columns-repeated="16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table:number-columns-repeated="17"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table:number-columns-repeated="16"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table:number-columns-repeated="17"/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office:value-type="float" office:value="159" calcext:value-type="float">
            <text:p>159</text:p>
          </table:table-cell>
          <table:table-cell table:number-columns-repeated="16"/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table:number-columns-repeated="17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table:number-columns-repeated="17"/>
          <table:table-cell office:value-type="float" office:value="214" calcext:value-type="float">
            <text:p>214</text:p>
          </table:table-cell>
          <table:table-cell office:value-type="float" office:value="57" calcext:value-type="float">
            <text:p>57</text:p>
          </table:table-cell>
          <table:table-cell office:value-type="float" office:value="194" calcext:value-type="float">
            <text:p>194</text:p>
          </table:table-cell>
          <table:table-cell table:number-columns-repeated="16"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table:number-columns-repeated="17"/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225" calcext:value-type="float">
            <text:p>225</text:p>
          </table:table-cell>
          <table:table-cell table:number-columns-repeated="16"/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25" calcext:value-type="float">
            <text:p>225</text:p>
          </table:table-cell>
          <table:table-cell table:number-columns-repeated="16"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table:number-columns-repeated="17"/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16"/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table:number-columns-repeated="17"/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table:number-columns-repeated="16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table:number-columns-repeated="17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222" calcext:value-type="float">
            <text:p>222</text:p>
          </table:table-cell>
          <table:table-cell table:number-columns-repeated="16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table:number-columns-repeated="17"/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table:number-columns-repeated="16"/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number-columns-repeated="17"/>
          <table:table-cell office:value-type="float" office:value="95" calcext:value-type="float">
            <text:p>95</text:p>
          </table:table-cell>
          <table:table-cell office:value-type="float" office:value="218" calcext:value-type="float">
            <text:p>218</text:p>
          </table:table-cell>
          <table:table-cell office:value-type="float" office:value="135" calcext:value-type="float">
            <text:p>135</text:p>
          </table:table-cell>
          <table:table-cell table:number-columns-repeated="16"/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4" calcext:value-type="float">
            <text:p>254</text:p>
          </table:table-cell>
          <table:table-cell office:value-type="float" office:value="89" calcext:value-type="float">
            <text:p>89</text:p>
          </table:table-cell>
          <table:table-cell table:number-columns-repeated="17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82" calcext:value-type="float">
            <text:p>182</text:p>
          </table:table-cell>
          <table:table-cell table:number-columns-repeated="16"/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7"/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table:number-columns-repeated="16"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236" calcext:value-type="float">
            <text:p>236</text:p>
          </table:table-cell>
          <table:table-cell table:number-columns-repeated="16"/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221" calcext:value-type="float">
            <text:p>221</text:p>
          </table:table-cell>
          <table:table-cell office:value-type="float" office:value="160" calcext:value-type="float">
            <text:p>160</text:p>
          </table:table-cell>
          <table:table-cell table:number-columns-repeated="16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float" office:value="39" calcext:value-type="float">
            <text:p>39</text:p>
          </table:table-cell>
          <table:table-cell table:number-columns-repeated="17"/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89" calcext:value-type="float">
            <text:p>89</text:p>
          </table:table-cell>
          <table:table-cell table:number-columns-repeated="16"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7" calcext:value-type="float">
            <text:p>47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table:number-columns-repeated="17"/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table:number-columns-repeated="16"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table:number-columns-repeated="17"/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164" calcext:value-type="float">
            <text:p>164</text:p>
          </table:table-cell>
          <table:table-cell table:number-columns-repeated="16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table:number-columns-repeated="17"/>
          <table:table-cell office:value-type="float" office:value="94" calcext:value-type="float">
            <text:p>94</text:p>
          </table:table-cell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table:number-columns-repeated="16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table:number-columns-repeated="16"/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34" calcext:value-type="float">
            <text:p>234</text:p>
          </table:table-cell>
          <table:table-cell table:number-columns-repeated="17"/>
          <table:table-cell office:value-type="float" office:value="107" calcext:value-type="float">
            <text:p>107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table:number-columns-repeated="16"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table:number-columns-repeated="16"/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136" calcext:value-type="float">
            <text:p>136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table:number-columns-repeated="16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229" calcext:value-type="float">
            <text:p>229</text:p>
          </table:table-cell>
          <table:table-cell table:number-columns-repeated="17"/>
          <table:table-cell office:value-type="float" office:value="121" calcext:value-type="float">
            <text:p>121</text:p>
          </table:table-cell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table:number-columns-repeated="1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239" calcext:value-type="float">
            <text:p>239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table:number-columns-repeated="17"/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80" calcext:value-type="float">
            <text:p>80</text:p>
          </table:table-cell>
          <table:table-cell table:number-columns-repeated="16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53" calcext:value-type="float">
            <text:p>53</text:p>
          </table:table-cell>
          <table:table-cell table:number-columns-repeated="16"/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2" calcext:value-type="float">
            <text:p>72</text:p>
          </table:table-cell>
          <table:table-cell office:value-type="float" office:value="242" calcext:value-type="float">
            <text:p>242</text:p>
          </table:table-cell>
          <table:table-cell table:number-columns-repeated="17"/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table:number-columns-repeated="16"/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number-columns-repeated="17"/>
          <table:table-cell office:value-type="float" office:value="215" calcext:value-type="float">
            <text:p>215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table:number-columns-repeated="16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table:number-columns-repeated="16"/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table:number-columns-repeated="16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table:number-columns-repeated="17"/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table:number-columns-repeated="16"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244" calcext:value-type="float">
            <text:p>244</text:p>
          </table:table-cell>
          <table:table-cell table:number-columns-repeated="17"/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number-columns-repeated="16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table:number-columns-repeated="17"/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178" calcext:value-type="float">
            <text:p>178</text:p>
          </table:table-cell>
          <table:table-cell table:number-columns-repeated="16"/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number-columns-repeated="17"/>
          <table:table-cell office:value-type="float" office:value="66" calcext:value-type="float">
            <text:p>66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table:number-columns-repeated="16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17"/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130" calcext:value-type="float">
            <text:p>130</text:p>
          </table:table-cell>
          <table:table-cell table:number-columns-repeated="16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table:number-columns-repeated="17"/>
          <table:table-cell office:value-type="float" office:value="97" calcext:value-type="float">
            <text:p>97</text:p>
          </table:table-cell>
          <table:table-cell office:value-type="float" office:value="223" calcext:value-type="float">
            <text:p>223</text:p>
          </table:table-cell>
          <table:table-cell office:value-type="float" office:value="53" calcext:value-type="float">
            <text:p>53</text:p>
          </table:table-cell>
          <table:table-cell table:number-columns-repeated="16"/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2" calcext:value-type="float">
            <text:p>242</text:p>
          </table:table-cell>
          <table:table-cell office:value-type="float" office:value="54" calcext:value-type="float">
            <text:p>54</text:p>
          </table:table-cell>
          <table:table-cell table:number-columns-repeated="17"/>
          <table:table-cell office:value-type="float" office:value="121" calcext:value-type="float">
            <text:p>121</text:p>
          </table:table-cell>
          <table:table-cell office:value-type="float" office:value="197" calcext:value-type="float">
            <text:p>197</text:p>
          </table:table-cell>
          <table:table-cell office:value-type="float" office:value="33" calcext:value-type="float">
            <text:p>33</text:p>
          </table:table-cell>
          <table:table-cell table:number-columns-repeated="16"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table:number-columns-repeated="17"/>
          <table:table-cell office:value-type="float" office:value="161" calcext:value-type="float">
            <text:p>161</text:p>
          </table:table-cell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number-columns-repeated="17"/>
          <table:table-cell table:number-columns-repeated="2"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table:number-columns-repeated="16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7"/>
          <table:table-cell office:value-type="float" office:value="226" calcext:value-type="float">
            <text:p>226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number-columns-repeated="16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number-columns-repeated="17"/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77" calcext:value-type="float">
            <text:p>77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table:number-columns-repeated="17"/>
          <table:table-cell office:value-type="float" office:value="47" calcext:value-type="float">
            <text:p>47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table:number-columns-repeated="16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table:number-columns-repeated="17"/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number-columns-repeated="16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9"/>
          <table:table-cell office:value-type="string" calcext:value-type="string">
            <text:p>Green </text:p>
          </table:table-cell>
        </table:table-row>
        <table:table-row table:style-name="ro1">
          <table:table-cell table:number-columns-repeated="39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39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39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9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39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39"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3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9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9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9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39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9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9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39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9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3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9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39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9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39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39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9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9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39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9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39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39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39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9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9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9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39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9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9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39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9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9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9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9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9"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9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39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39"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39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9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39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9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39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39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39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9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9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39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9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9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9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9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9"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39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39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9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39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9"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39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39"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9"/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39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3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9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39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9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9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9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9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9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39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9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9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9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9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9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9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9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9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9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9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39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9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39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9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9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9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39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9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9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9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9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9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9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9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9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9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9"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39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9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3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9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39"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39"/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39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39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39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9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39"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39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39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39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39"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39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39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39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9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39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39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39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39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39"/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39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39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9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39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39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9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39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39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39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9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39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39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39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39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39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39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39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39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39"/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39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39"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39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3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9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39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3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9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9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39"/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3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9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39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39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39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9"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39"/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39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39"/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3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9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39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39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39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39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39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39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9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39"/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39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39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39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9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39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39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39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39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39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39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39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9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39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39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39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39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39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39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39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39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39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39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39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39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9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39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39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9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39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39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9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9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3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9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9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39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39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39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9"/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39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9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9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39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3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9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39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39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9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9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9"/>
          <table:table-cell office:value-type="string" calcext:value-type="string">
            <text:p>Red </text:p>
          </table:table-cell>
        </table:table-row>
        <table:table-row table:style-name="ro1">
          <table:table-cell table:number-columns-repeated="39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9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39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9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9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9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9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9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9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9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3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9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39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9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9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9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9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39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39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9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39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3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9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9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9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39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39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9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39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39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9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9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9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9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9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39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9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9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39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9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39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3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9"/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39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9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9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9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9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39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39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39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9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9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9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9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9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9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39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9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9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3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9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9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3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9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9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39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39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9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9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9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9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39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9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9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9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3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9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39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9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9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39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9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9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9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9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39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9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3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9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9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39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39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9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9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9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9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39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39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39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9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9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9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39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9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39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9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9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9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9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9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9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9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9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9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9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9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9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9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9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9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9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9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9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9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39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9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3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9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9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39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39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9"/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39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9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9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9"/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39"/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39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3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9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9"/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39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9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9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39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9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9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9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9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3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9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9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9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9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9"/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39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9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9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9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9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9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39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9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39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39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39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39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9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9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9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9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9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9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9"/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39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9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9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9"/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39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9"/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39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9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9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39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9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9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9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9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9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9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9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9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9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9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9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9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9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9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9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9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9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9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39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39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39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39"/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39"/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39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9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9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39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9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9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39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9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39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9"/>
          <table:table-cell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2:28:18.533180619</meta:creation-date>
    <dc:date>2021-09-24T12:41:37.865913019</dc:date>
    <meta:editing-duration>PT1M58S</meta:editing-duration>
    <meta:editing-cycles>1</meta:editing-cycles>
    <meta:document-statistic meta:table-count="1" meta:cell-count="2313" meta:object-count="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449cm" svg:y="4.203cm" style:legend-expansion="high" chart:style-name="ch2"/>
        <chart:plot-area chart:style-name="ch3" table:cell-range-address="Sheet1.A1:Sheet1.A257" chart:data-source-has-labels="row" svg:x="0.319cm" svg:y="0.18cm" svg:width="13.811cm" svg:height="8.645cm">
          <chartooo:coordinate-region svg:x="1.126cm" svg:y="0.301cm" svg:width="13.004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57" chart:label-cell-address="Sheet1.A1:Sheet1.A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 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">
                <text:p>193</text:p>
                <draw:g>
                  <svg:desc>Sheet1.A2:Sheet1.A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Sheet1.B1:Sheet1.B257" chart:data-source-has-labels="row" svg:x="0.32cm" svg:y="0.18cm" svg:width="13.573cm" svg:height="8.64cm">
          <chartooo:coordinate-region svg:x="1.127cm" svg:y="0.301cm" svg:width="12.76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7" chart:label-cell-address="Sheet1.B1:Sheet1.B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n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">
                <text:p>97</text:p>
                <draw:g>
                  <svg:desc>Sheet1.B2:Sheet1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2">
                <text:p>2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4.201cm" style:legend-expansion="high" chart:style-name="ch2"/>
        <chart:plot-area chart:style-name="ch3" table:cell-range-address="Sheet1.C1:Sheet1.C257" chart:data-source-has-labels="row" svg:x="0.32cm" svg:y="0.18cm" svg:width="13.891cm" svg:height="8.64cm">
          <chartooo:coordinate-region svg:x="1.127cm" svg:y="0.301cm" svg:width="13.08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57" chart:label-cell-address="Sheet1.C1:Sheet1.C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">
                <text:p>145</text:p>
                <draw:g>
                  <svg:desc>Sheet1.C2:Sheet1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1">
                <text:p>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51cm" svg:y="4.201cm" style:legend-expansion="high" chart:style-name="ch2"/>
        <chart:plot-area chart:style-name="ch3" table:cell-range-address="Sheet1.U1:Sheet1.U257" chart:data-source-has-labels="row" svg:x="0.32cm" svg:y="0.18cm" svg:width="13.811cm" svg:height="8.64cm">
          <chartooo:coordinate-region svg:x="1.127cm" svg:y="0.301cm" svg:width="13.00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:Sheet1.U257" chart:label-cell-address="Sheet1.U1:Sheet1.U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 </text:p>
                <draw:g>
                  <svg:desc>Sheet1.U1:Sheet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1">
                <text:p>221</text:p>
                <draw:g>
                  <svg:desc>Sheet1.U2:Sheet1.U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Sheet1.V1:Sheet1.V257" chart:data-source-has-labels="row" svg:x="0.32cm" svg:y="0.18cm" svg:width="13.573cm" svg:height="8.64cm">
          <chartooo:coordinate-region svg:x="1.127cm" svg:y="0.301cm" svg:width="12.76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:Sheet1.V257" chart:label-cell-address="Sheet1.V1:Sheet1.V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n 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Sheet1.V2:Sheet1.V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4.201cm" style:legend-expansion="high" chart:style-name="ch2"/>
        <chart:plot-area chart:style-name="ch3" table:cell-range-address="Sheet1.W1:Sheet1.W257" chart:data-source-has-labels="row" svg:x="0.32cm" svg:y="0.18cm" svg:width="13.891cm" svg:height="8.64cm">
          <chartooo:coordinate-region svg:x="1.127cm" svg:y="0.301cm" svg:width="13.08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2:Sheet1.W257" chart:label-cell-address="Sheet1.W1:Sheet1.W1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5">
                <text:p>215</text:p>
                <draw:g>
                  <svg:desc>Sheet1.W2:Sheet1.W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